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841cm" fo:margin-left="1.254cm" fo:margin-right="0.527cm" table:align="margins" style:writing-mode="lr-tb"/>
    </style:style>
    <style:style style:name="Table1.A" style:family="table-column">
      <style:table-column-properties style:column-width="2.328cm" style:rel-column-width="10281*"/>
    </style:style>
    <style:style style:name="Table1.B" style:family="table-column">
      <style:table-column-properties style:column-width="7.408cm" style:rel-column-width="32712*"/>
    </style:style>
    <style:style style:name="Table1.C" style:family="table-column">
      <style:table-column-properties style:column-width="5.105cm" style:rel-column-width="2254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8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6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5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2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3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4" style:family="paragraph" style:parent-style-name="Standard">
      <style:text-properties style:language-asian="en" style:country-asian="US"/>
    </style:style>
    <style:style style:name="P45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6" style:family="paragraph" style:parent-style-name="Standard">
      <style:text-properties fo:language="en" fo:country="US" style:language-asian="en" style:country-asian="US"/>
    </style:style>
    <style:style style:name="P47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9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0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1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2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3" style:family="paragraph" style:parent-style-name="Title">
      <style:paragraph-properties fo:text-align="end" style:justify-single-word="false"/>
      <style:text-properties fo:language="pt" fo:country="BR"/>
    </style:style>
    <style:style style:name="P54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5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6" style:family="paragraph" style:parent-style-name="Title">
      <style:text-properties fo:font-size="12pt" fo:language="pt" fo:country="BR" style:font-size-asian="12pt" style:font-size-complex="12pt"/>
    </style:style>
    <style:style style:name="P5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8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1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2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3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6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7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</style:style>
    <style:style style:name="P69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70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1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3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4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5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7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78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9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1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2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3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86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87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91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92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93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94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95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96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97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98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99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0" style:family="paragraph" style:parent-style-name="Standard" style:list-style-name="L2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1" style:family="paragraph" style:parent-style-name="Standard" style:list-style-name="L3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2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3" style:family="paragraph" style:parent-style-name="Standard" style:list-style-name="L3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4" style:family="paragraph" style:parent-style-name="Standard" style:list-style-name="L6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5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6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7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8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09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10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1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2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4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15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6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7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9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21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22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3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4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5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26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12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2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29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30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31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32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33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34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35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36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7" style:family="paragraph" style:parent-style-name="Text_20_body" style:list-style-name="L5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8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9" style:family="paragraph" style:parent-style-name="Text_20_body" style:list-style-name="L5">
      <style:paragraph-properties fo:margin-left="1.879cm" fo:margin-right="0cm" fo:margin-top="0cm" fo:margin-bottom="0cm" fo:line-height="150%" fo:text-align="justify" style:justify-single-word="false" fo:text-indent="0.053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40" style:family="paragraph" style:parent-style-name="Text_20_body" style:list-style-name="L8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41" style:family="paragraph">
      <style:paragraph-properties fo:text-align="center"/>
    </style:style>
    <style:style style:name="P14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4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T10" style:family="text"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background-color="transparen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/>
      <text:p text:style-name="P53"/>
      <text:p text:style-name="P53"/>
      <text:p text:style-name="P53"/>
      <text:p text:style-name="P44"/>
      <text:p text:style-name="P54">Definição de Requisitos</text:p>
      <text:p text:style-name="P45"/>
      <text:p text:style-name="P45"/>
      <text:p text:style-name="P45"/>
      <text:p text:style-name="P45"/>
      <text:p text:style-name="P54">Sistema de Cadastro e Controle para Consultório Odontológico (OpenOdonto) - Versão 1.0</text:p>
      <text:p text:style-name="P48">Editar Receituário - Release 1.0</text:p>
      <text:p text:style-name="P45"/>
      <text:p text:style-name="P45"/>
      <text:p text:style-name="P45"/>
      <text:p text:style-name="P45"/>
      <text:p text:style-name="P49"/>
      <text:p text:style-name="P55"/>
      <text:section text:style-name="Sect1" text:name="Seção1">
        <text:p text:style-name="Standard"/>
      </text:section>
      <text:section text:style-name="Sect2" text:name="Seção2">
        <text:p text:style-name="P56"/>
        <text:p text:style-name="P57">Sumário</text:p>
        <text:p text:style-name="P46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8"><text:a xlink:type="simple" xlink:href="#1. Definição de Requisitos|outline"><text:s/>Definição de Requisitos<text:tab/>3</text:a></text:p>
            <text:p text:style-name="P88"><text:a xlink:type="simple" xlink:href="#1.Introdução|outline">1.Introdução<text:tab/>3</text:a></text:p>
            <text:p text:style-name="P89"><text:a xlink:type="simple" xlink:href="#1.1.Finalidade |outline">1.1Finalidade <text:tab/>3</text:a></text:p>
            <text:p text:style-name="P89"><text:a xlink:type="simple" xlink:href="#1.2.Escopo|outline">1.2Escopo<text:tab/>3</text:a></text:p>
            <text:p text:style-name="P89"><text:a xlink:type="simple" xlink:href="#1.3.Definições, Acrônimos e Abreviações|outline">1.3Definições, Acrônimos e Abreviações<text:tab/>3</text:a></text:p>
            <text:p text:style-name="P89"><text:a xlink:type="simple" xlink:href="#1.4.Dependências|outline">1.4Dependências<text:tab/>3</text:a></text:p>
            <text:p text:style-name="P89"><text:a xlink:type="simple" xlink:href="#1.5.Restrições|outline">1.5Restrições<text:tab/>4</text:a></text:p>
            <text:p text:style-name="P89"><text:a xlink:type="simple" xlink:href="#1.6.Referências|outline">1.6Referências<text:tab/>4</text:a></text:p>
            <text:p text:style-name="P88"><text:a xlink:type="simple" xlink:href="#1.2.Descrição|outline">2.Descrição<text:tab/>4</text:a></text:p>
            <text:p text:style-name="P89"><text:a xlink:type="simple" xlink:href="#1.1.Objetivos|outline">2.1Objetivos<text:tab/>4</text:a></text:p>
            <text:p text:style-name="P90"><text:a xlink:type="simple" xlink:href="#1.1.1.Ambiente|outline">2.1.1Ambiente<text:tab/>4</text:a></text:p>
            <text:p text:style-name="P91"><text:a xlink:type="simple" xlink:href="#1.1.1.1.Visão Geral|outline">2.1.1.1Visão Geral<text:tab/>4</text:a></text:p>
            <text:p text:style-name="P91"><text:a xlink:type="simple" xlink:href="#1.1.1.2.Usuários Finais |outline">2.1.1.2Usuários Finais <text:tab/>5</text:a></text:p>
            <text:p text:style-name="P91"><text:a xlink:type="simple" xlink:href="#1.1.1.3.Instalação e Suporte|outline">2.1.1.3Instalação e Suporte<text:tab/>5</text:a></text:p>
            <text:p text:style-name="P89"><text:a xlink:type="simple" xlink:href="#1.2.Migração, Compatibilidade e Co-Existência|outline">2.2Migração, Compatibilidade e Co-Existência<text:tab/>5</text:a></text:p>
            <text:p text:style-name="P88"><text:a xlink:type="simple" xlink:href="#2..Requisitos do Sistema|outline">3.Requisitos do Sistema<text:tab/>5</text:a></text:p>
            <text:p text:style-name="P89"><text:a xlink:type="simple" xlink:href="#2.1.Requisitos Funcionais e de Dados |outline">3.1Requisitos Funcionais e de Dados <text:tab/>5</text:a></text:p>
            <text:p text:style-name="P89"><text:a xlink:type="simple" xlink:href="#2.1.Requisitos de Projeto|outline">3.1Requisitos de Projeto<text:tab/>6</text:a></text:p>
            <text:p text:style-name="P89"><text:a xlink:type="simple" xlink:href="#2.2.Requisitos de Performance|outline">3.2Requisitos de Performance<text:tab/>6</text:a></text:p>
            <text:p text:style-name="P90"><text:a xlink:type="simple" xlink:href="#2.2.1.Velocidade|outline">3.2.1Velocidade<text:tab/>6</text:a></text:p>
            <text:p text:style-name="P90"><text:a xlink:type="simple" xlink:href="#2.2.1.Confiabilidade, Disponibilidade e Manutenabilidade|outline">3.2.1Confiabilidade, Disponibilidade e Manutenabilidade<text:tab/>7</text:a></text:p>
            <text:p text:style-name="P90"><text:a xlink:type="simple" xlink:href="#2.2.2.Limite de Capacidade|outline">3.2.2Limite de Capacidade<text:tab/>7</text:a></text:p>
            <text:p text:style-name="P89"><text:a xlink:type="simple" xlink:href="#2.3.Requisitos de Interface Externa |outline">3.3Requisitos de Interface Externa <text:tab/>7</text:a></text:p>
            <text:p text:style-name="P90"><text:a xlink:type="simple" xlink:href="#2.3.1.Interface do usuário|outline">3.3.1Interface do usuário<text:tab/>7</text:a></text:p>
            <text:p text:style-name="P90"><text:a xlink:type="simple" xlink:href="#2.3.2.Interface de Hardware |outline">3.3.2Interface de Hardware <text:tab/>7</text:a></text:p>
            <text:p text:style-name="P90"><text:a xlink:type="simple" xlink:href="#2.3.3.Interface de Software|outline">3.3.3Interface de Software<text:tab/>8</text:a></text:p>
            <text:p text:style-name="P89"><text:a xlink:type="simple" xlink:href="#2.4.Requisitos de Segurança|outline">3.4Requisitos de Segurança<text:tab/>8</text:a></text:p>
            <text:p text:style-name="P89"><text:a xlink:type="simple" xlink:href="#2.1.Requisitos de Integridades |outline">3.1Requisitos de Integridades <text:tab/>8</text:a></text:p>
            <text:p text:style-name="P89"><text:a xlink:type="simple" xlink:href="#2.2.Requisitos Internacionais |outline">3.2Requisitos Internacionais <text:tab/>8</text:a></text:p>
            <text:p text:style-name="P89"><text:a xlink:type="simple" xlink:href="#2.1.Exigências de Prazos e Custos |outline">3.1Exigências de Prazos e Custos <text:tab/>8</text:a></text:p>
            <text:p text:style-name="P89"><text:a xlink:type="simple" xlink:href="#1.1.Exigências de Documentação|outline">3.9Exigências de Documentação<text:tab/>9</text:a></text:p>
            <text:p text:style-name="P89"><text:a xlink:type="simple" xlink:href="#1.1.Exigências de Treinamento|outline">3.10.Exigências de Treinamento<text:tab/>9</text:a></text:p>
            <text:p text:style-name="P89"><text:a xlink:type="simple" xlink:href="#1.2.Sumário de Tecnologia |outline">3.11.Sumário de Tecnologia <text:tab/>9</text:a></text:p>
            <text:p text:style-name="P89"><text:a xlink:type="simple" xlink:href="#1.1.Outros Requisitos |outline">3.12Outros Requisitos <text:tab/>9</text:a></text:p>
            <text:p text:style-name="P88"><text:a xlink:type="simple" xlink:href="#1.4.Critério de Aceitação |outline">4.Critério de Aceitação <text:tab/>9</text:a></text:p>
            <text:p text:style-name="P88"><text:a xlink:type="simple" xlink:href="#1.5.Requisitos Funcionais Alternativos|outline">5.Requisitos Funcionais Alternativos<text:tab/>10</text:a></text:p>
            <text:p text:style-name="P88"><text:a xlink:type="simple" xlink:href="#1.       6.Responsabilidades|outline"><text:s text:c="7"/>6.Responsabilidades<text:tab/>10</text:a></text:p>
            <text:p text:style-name="P88"><text:soft-page-break/><text:a xlink:type="simple" xlink:href="#1.      7.Assinaturas|outline"><text:s text:c="6"/>7.Assinaturas<text:tab/>11</text:a></text:p>
          </text:index-body>
        </text:table-of-content>
        <text:h text:style-name="P92" text:outline-level="1"><text:s/>Definição de Requisitos</text:h>
        <text:p text:style-name="Standard"/>
        <text:list xml:id="list38196533" text:style-name="WW8Num6">
          <text:list-item>
            <text:h text:style-name="P93" text:outline-level="1">Introdução</text:h>
          </text:list-item>
        </text:list>
        <text:p text:style-name="Standard"/>
        <text:list xml:id="list38178501" text:continue-numbering="true" text:style-name="WW8Num6">
          <text:list-item>
            <text:list>
              <text:list-item>
                <text:h text:style-name="P112" text:outline-level="2">Finalidade </text:h>
              </text:list-item>
            </text:list>
          </text:list-item>
        </text:list>
        <text:p text:style-name="P12"/>
        <text:p text:style-name="P17"><text:span text:style-name="T11">Esse documento define o requisito de editar receituário, juntamente com a equipe técnica <text:s/>reponsável e o cliente, para o desenvolvimento do Sistema </text:span><text:span text:style-name="T12">de Cadastro e Controle para Consultório Odontológico (SCO)</text:span><text:span text:style-name="T11">. <text:s/></text:span></text:p>
        <text:p text:style-name="P19">Uma visão detalhada do requisito editar receituário é feita para melhor entendimento.</text:p>
        <text:p text:style-name="P73">A aceitação deste documento confirma que ambas as partes estão de acordo com <text:s text:c="22"/>as especificações feitas.</text:p>
        <text:p text:style-name="P51"/>
        <text:list xml:id="list38175299" text:continue-numbering="true" text:style-name="WW8Num6">
          <text:list-item>
            <text:list>
              <text:list-item>
                <text:h text:style-name="P113" text:outline-level="2">Escopo</text:h>
              </text:list-item>
            </text:list>
          </text:list-item>
        </text:list>
        <text:p text:style-name="P12"/>
        <text:p text:style-name="P67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66">Os problemas encontrados atualmente pelo cliente é a perda de tempo na atividade realizada manualmente.</text:p>
        <text:p text:style-name="P86">A solução refere-se às características em alto nível dos serviços a serem oferecidos <text:s/>com o propósito de atender a uma ou mais necessidades. Propõe automatizar o gerenciamento das informações inerentes à emissão de uma receita.</text:p>
        <text:p text:style-name="P18">A finalidade do requisito é proporcionar uma maior rapidez na emissão de receitas de maneira simples e fácil, o que proporciona ao dentista um ganho de tempo na emissão das receitas aos seus pacientes.</text:p>
        <text:p text:style-name="P10"/>
        <text:list xml:id="list38188420" text:continue-numbering="true" text:style-name="WW8Num6">
          <text:list-item>
            <text:list>
              <text:list-item>
                <text:h text:style-name="P113" text:outline-level="2">Definições, Acrônimos e Abreviações</text:h>
              </text:list-item>
            </text:list>
          </text:list-item>
        </text:list>
        <text:p text:style-name="P12"/>
        <text:p text:style-name="P16">Todas as definições, acrônimos e abreviações, estão citados no documento “Glossário” do Sistema de Cadastro e Controle para Consultório Odontológico (SCO).</text:p>
        <text:p text:style-name="P12"/>
        <text:list xml:id="list38191882" text:continue-numbering="true" text:style-name="WW8Num6">
          <text:list-item>
            <text:list>
              <text:list-item>
                <text:h text:style-name="P113" text:outline-level="2">Dependências</text:h>
              </text:list-item>
            </text:list>
          </text:list-item>
        </text:list>
        <text:p text:style-name="P35"/>
        <text:p text:style-name="P26">O requisito dependerá de toda a documentação produzida na análise. Na qual será feita referência das exigências que o requisito deve realizar de acordo com o que foi determinado pelo cliente.</text:p>
        <text:p text:style-name="P26">O requisito que será desenvolvido não dependerá de nenhum outros sistema para exercer sua funcionalidade.</text:p>
        <text:p text:style-name="P26">As pessoas envolvidas no projeto, cliente e coordenadores do projeto, são de extrema importância na fase de documentação e desenvolvimento do requisito. O cliente se <text:soft-page-break/>compromete a apresentar todas as funcionalidades e exigências, além do ambiente do 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2"/>
        <text:list xml:id="list38171484" text:continue-numbering="true" text:style-name="WW8Num6">
          <text:list-item>
            <text:list>
              <text:list-item>
                <text:h text:style-name="P114" text:outline-level="2">Restrições</text:h>
              </text:list-item>
            </text:list>
          </text:list-item>
        </text:list>
        <text:p text:style-name="P10"/>
        <text:p text:style-name="P20">O cliente não apresentou restrições em relação ao custo. O valor apresentado por requisito foi acordado sem problemas e sobre ciência de contratante e contratado que, caso haja a necessidade de novos requisitos, para atender ao requisito editar receituário, e a necessidade de novas funcionalidades o valor pode ser alterado.</text:p>
        <text:p text:style-name="P20">O tempo para o desenvolvimento do projeto é o ano de 2010, com vigência máxima até o quarto bimestre do ano. A previsão é que o requisito editar receituário seja entregue ao cliente no máximo em duas semanas após o inicio do desenvolvimento do requisito.</text:p>
        <text:p text:style-name="P20">O ambiente da aplicação não foi restringido. O cliente está disposto a atender as configurações mínimas de hardware apresentadas pelo contratante para o bom desenvolvimento dos requisitos.</text:p>
        <text:list xml:id="list38185897" text:continue-numbering="true" text:style-name="WW8Num6">
          <text:list-item>
            <text:list>
              <text:list-item>
                <text:h text:style-name="P115" text:outline-level="2">Referências</text:h>
              </text:list-item>
            </text:list>
          </text:list-item>
        </text:list>
        <text:p text:style-name="P10"/>
        <text:list xml:id="list38190847" text:style-name="WW8Num13">
          <text:list-item>
            <text:p text:style-name="P130">Termo de Abertura do Projeto – Versão 1.0</text:p>
          </text:list-item>
        </text:list>
        <text:p text:style-name="P14"/>
        <text:h text:style-name="P94" text:outline-level="1" text:is-list-header="true" text:restart-numbering="true" text:start-value="1">2.Descrição</text:h>
        <text:list xml:id="list38187189" text:style-name="WW8Num7">
          <text:list-item>
            <text:list>
              <text:list-item>
                <text:h text:style-name="P116" text:outline-level="2">Objetivos</text:h>
              </text:list-item>
            </text:list>
          </text:list-item>
        </text:list>
        <text:p text:style-name="P12"/>
        <text:p text:style-name="P28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28">A automatização das funcionalidades permitirá a confiabilidade dos dados e a não inconsistência dos mesmos.</text:p>
        <text:p text:style-name="P24"/>
        <text:list xml:id="list38169383" text:continue-list="list38187189" text:style-name="WW8Num7">
          <text:list-item>
            <text:list>
              <text:list-item>
                <text:list>
                  <text:list-item text:start-value="1">
                    <text:h text:style-name="P127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9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4"/>
        <text:list xml:id="list38168298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08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0"/>
        <text:p text:style-name="P40"/>
        <text:p text:style-name="P40"><draw:rect text:anchor-type="paragraph" draw:z-index="0" draw:style-name="gr1" draw:text-style-name="P142" svg:width="3.275cm" svg:height="1.5cm" svg:x="6.288cm" svg:y="0.215cm"><text:p text:style-name="P141"><text:span text:style-name="T18">Editar</text:span></text:p><text:p text:style-name="P141"><text:span text:style-name="T18"><text:s/></text:span><text:span text:style-name="T18">Receituário</text:span></text:p></draw:rect><text:soft-page-break/></text:p>
        <text:p text:style-name="P21"/>
        <text:p text:style-name="P21"/>
        <text:p text:style-name="P21">O requisito editar receituário não dependerá de nenhum outro requisito do sistema. É apenas um “local” onde o dentista usará para emitir receita aos pacientes.</text:p>
        <text:p text:style-name="P12"/>
        <text:list xml:id="list38185625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09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38182617" text:style-name="WW8Num12">
                <text:list-item>
                  <text:p text:style-name="P131"><text:s/>Editar o Receituário</text:p>
                </text:list-item>
              </text:list>
            </table:table-cell>
          </table:table-row>
        </table:table>
        <text:list xml:id="list38193562" text:continue-list="list38185625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10" text:outline-level="4" text:restart-numbering="true" text:start-value="1"/>
                      </text:list-header>
                      <text:list-item>
                        <text:h text:style-name="P110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2">O sistema, que é do tipo cliente-servidor, será instalado e configurado pelos contratados de forma direta, sem a importação ou conversão de quaisquer dados.</text:p>
        <text:p text:style-name="P32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1">Será feita uma configuração na máquina servidor para o acesso remoto via VPN ou termina service em caso da <text:s/>necessidade de suporte e atualizações futuras.</text:p>
        <text:p text:style-name="P31"/>
        <text:list xml:id="list38191526" text:continue-numbering="true" text:style-name="WW8Num7">
          <text:list-item>
            <text:list>
              <text:list-item>
                <text:h text:style-name="P117" text:outline-level="2">Migração, Compatibilidade e Co-Existência</text:h>
              </text:list-item>
            </text:list>
          </text:list-item>
        </text:list>
        <text:p text:style-name="P31"/>
        <text:p text:style-name="P31">O software não fará migração de dados de outro sistema ou arquivos, bem como não será compatível com qualquer outro software relacionado.</text:p>
        <text:p text:style-name="P23"/>
        <text:list xml:id="list38166725" text:continue-numbering="true" text:style-name="WW8Num7">
          <text:list-item>
            <text:h text:style-name="P96" text:outline-level="1">.Requisitos do Sistema</text:h>
          </text:list-item>
        </text:list>
        <text:p text:style-name="P12"/>
        <text:p text:style-name="P74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4">As especificações abaixo são do requisito Editar Receituário.</text:p>
        <text:p text:style-name="P13"/>
        <text:list xml:id="list38181455" text:continue-numbering="true" text:style-name="WW8Num7">
          <text:list-item>
            <text:list>
              <text:list-item>
                <text:h text:style-name="P118" text:outline-level="2">Requisitos Funcionais e de Dados </text:h>
              </text:list-item>
            </text:list>
          </text:list-item>
        </text:list>
        <text:p text:style-name="P13"/>
        <text:list xml:id="list38167280" text:continue-numbering="true" text:style-name="WW8Num7">
          <text:list-item>
            <text:list>
              <text:list-item>
                <text:list>
                  <text:list-item>
                    <text:p text:style-name="P132"><text:s/><text:span text:style-name="T16">Editar Receituário</text:span></text:p>
                  </text:list-item>
                </text:list>
              </text:list-item>
            </text:list>
          </text:list-item>
        </text:list>
        <text:list xml:id="list38193979" text:style-name="WW8Num2">
          <text:list-item text:start-value="1">
            <text:p text:style-name="P133"><text:soft-page-break/>Resumo: </text:p>
          </text:list-item>
        </text:list>
        <text:p text:style-name="P68"><text:span text:style-name="T9">Permite o </text:span><text:span text:style-name="T10">a emissão de receitas</text:span><text:span text:style-name="T13"> caso seja necessário a recomendar algum medicamento a um paciente</text:span>.</text:p>
        <text:p text:style-name="P87">Foi relatado que o editar receituário deve conter o campo abaixo:</text:p>
        <text:list xml:id="list38184148" text:style-name="L1">
          <text:list-item>
            <text:p text:style-name="P99">Nome do Receituário;</text:p>
            <text:p text:style-name="P99"/>
          </text:list-item>
        </text:list>
        <text:list xml:id="list38189952" text:continue-list="list38193979" text:style-name="WW8Num2">
          <text:list-item text:start-value="1">
            <text:p text:style-name="P134">Justificativa da Solicitação: </text:p>
          </text:list-item>
        </text:list>
        <text:p text:style-name="P69">Facilitar a emissão de receitas aos pacientes.</text:p>
        <text:list xml:id="list38183912" text:continue-list="list38189952" text:style-name="WW8Num2">
          <text:list-item text:start-value="1">
            <text:p text:style-name="P135"><text:span text:style-name="T17">Classificação</text:span>: alta</text:p>
          </text:list-item>
        </text:list>
        <text:p text:style-name="P72"/>
        <text:list xml:id="list38189091" text:continue-list="list38167280" text:style-name="WW8Num7">
          <text:list-item>
            <text:list>
              <text:list-item text:start-value="1">
                <text:h text:style-name="P121" text:outline-level="2" text:restart-numbering="true" text:start-value="1"><text:span text:style-name="T15">Requisitos</text:span> de Projeto</text:h>
              </text:list-item>
            </text:list>
          </text:list-item>
        </text:list>
        <text:p text:style-name="P70"/>
        <text:p text:style-name="P77">O sistema trabalha no paradigma cliente-servidor. Os recursos do requisito serão consumidos <text:s text:c="17"/>por meio de um browser de internet genérico.</text:p>
        <text:p text:style-name="P77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77">O servidor da aplicação e de banco de dados deve atender as configurações mínimas de hardware apresentadas nesse documento para o bom desempenho da aplicação.</text:p>
        <text:p text:style-name="P76">A aplicação não tem restrições adicionais, com utilizações em quaisquer plataformas desde que os dois requisitos citados anteriormente sejam cumpridos.</text:p>
        <text:p text:style-name="P15"/>
        <text:p text:style-name="P12"/>
        <text:list xml:id="list38168593" text:continue-numbering="true" text:style-name="WW8Num7">
          <text:list-item>
            <text:list>
              <text:list-item>
                <text:h text:style-name="P118" text:outline-level="2">Requisitos de Performance</text:h>
              </text:list-item>
            </text:list>
          </text:list-item>
        </text:list>
        <text:p text:style-name="P12"/>
        <text:p text:style-name="P79">O desempenho do sistema está sujeito a fatores externos e antes que possa ser possível mensurar sua capacidade de carga, é preciso que esteja em produção , para que possam ser feitas estimativas.</text:p>
        <text:p text:style-name="P79">Contudo com o equipamento recomendado é possível inferir que cerca de 100 usuários simultâneos serão suportados.</text:p>
        <text:p text:style-name="P79">Partindo da premissa de que o sistema utilizará de forma eficiente os recursos de hardware, qualquer necessidade extra de performance deverá ser sanada com aumento da capacidade de hardware.</text:p>
        <text:p text:style-name="P75">Apresentará um tempo de resposta em 90% dos casos menor que 1 segundo.</text:p>
        <text:p text:style-name="P12"/>
        <text:p text:style-name="P12"/>
        <text:list xml:id="list38196121" text:continue-numbering="true" text:style-name="WW8Num7">
          <text:list-item>
            <text:list>
              <text:list-item>
                <text:list>
                  <text:list-item>
                    <text:h text:style-name="P128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2">Para que a <text:s/>se atinja uma velocidade aceitável as seguintes configurações de hardware devem ser atendidas:</text:p>
        <text:p text:style-name="P82"/>
        <text:list xml:id="list38191456" text:style-name="L2">
          <text:list-item>
            <text:p text:style-name="P100">Servidor de aplicação dedicado com mínimo de:</text:p>
          </text:list-item>
        </text:list>
        <text:list xml:id="list38169106" text:style-name="L3">
          <text:list-item>
            <text:list>
              <text:list-item>
                <text:p text:style-name="P101">2 GB de memória DDR2 800 Mhz;</text:p>
              </text:list-item>
              <text:list-item>
                <text:p text:style-name="P101">Processador com 2 núcleos 2.0 Ghz 800 Mhz de FSB;</text:p>
              </text:list-item>
              <text:list-item>
                <text:p text:style-name="P101"><text:soft-page-break/>Placa de rede Gigabite (1.000 MB/s);</text:p>
              </text:list-item>
              <text:list-item>
                <text:p text:style-name="P101">Demais componentes.</text:p>
                <text:p text:style-name="P101"/>
              </text:list-item>
            </text:list>
          </text:list-item>
        </text:list>
        <text:list xml:id="list38189039" text:style-name="L4">
          <text:list-item>
            <text:p text:style-name="P102">Servidor de banco de dados dedicado:</text:p>
            <text:p text:style-name="P102"/>
          </text:list-item>
        </text:list>
        <text:list xml:id="list38181748" text:continue-list="list38169106" text:style-name="L3">
          <text:list-item>
            <text:list>
              <text:list-item text:start-value="1">
                <text:p text:style-name="P101">4 GB de memória DDR2 800 Mhz;</text:p>
              </text:list-item>
              <text:list-item>
                <text:p text:style-name="P101">Processador com 2 núcleos 2.0 Ghz 800 Mhz de FSB;</text:p>
              </text:list-item>
              <text:list-item>
                <text:p text:style-name="P101">HD 10.000 RPM de no mínimo 80 GB;</text:p>
              </text:list-item>
              <text:list-item>
                <text:p text:style-name="P101">Placa de rede Gigabite (1.000 MB/s);</text:p>
              </text:list-item>
              <text:list-item>
                <text:p text:style-name="P103">Demais componentes.</text:p>
              </text:list-item>
            </text:list>
          </text:list-item>
        </text:list>
        <text:p text:style-name="P81">As máquinas clientes podem ter uma configuração mais simples, sendo obrigatório apenas o browser.</text:p>
        <text:p text:style-name="P80">O sistema terá um tempo de resposta curto, como aprensentado no tópico 3.3 Requisitos de Performance.</text:p>
        <text:p text:style-name="P13"/>
        <text:p text:style-name="P12"/>
        <text:list xml:id="list38170430" text:continue-list="list38196121" text:style-name="WW8Num7">
          <text:list-item>
            <text:list>
              <text:list-item>
                <text:list>
                  <text:list-item text:start-value="1">
                    <text:h text:style-name="P129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6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2"/>
        <text:p text:style-name="P12"/>
        <text:list xml:id="list38195661" text:continue-numbering="true" text:style-name="WW8Num7">
          <text:list-item>
            <text:list>
              <text:list-item>
                <text:list>
                  <text:list-item>
                    <text:h text:style-name="P129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7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41"/>
        <text:list xml:id="list38187152" text:continue-numbering="true" text:style-name="WW8Num7">
          <text:list-item>
            <text:list>
              <text:list-item>
                <text:h text:style-name="P118" text:outline-level="2">Requisitos de Interface Externa </text:h>
              </text:list-item>
            </text:list>
          </text:list-item>
        </text:list>
        <text:p text:style-name="Standard"/>
        <text:list xml:id="list38166627" text:continue-numbering="true" text:style-name="WW8Num7">
          <text:list-item>
            <text:list>
              <text:list-item>
                <text:list>
                  <text:list-item>
                    <text:h text:style-name="P129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7">Em locais estratégicos, sempre que necessário ou solicitado, o usuário contará <text:s/>com recursos de ajuda. Mensagens de qualquer natureza serão apresentadas por meio de pop-ups interativos.</text:p>
        <text:p text:style-name="P27">Em caso de informações técnicas, serão gravadas nos logs da aplicação.</text:p>
        <text:p text:style-name="P52"/>
        <text:list xml:id="list38178372" text:continue-numbering="true" text:style-name="WW8Num7">
          <text:list-item>
            <text:list>
              <text:list-item>
                <text:list>
                  <text:list-item>
                    <text:h text:style-name="P129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7">Serão utilizadas máquinas de qualquer tipo e plataforma para os clientes desde que forneção suporte a sistemas operacionais que suportem a interface de software. E indispensável a <text:soft-page-break/>conectividade dos computador por meio de infraestutura de rede cabeada de 100 mb/s ou superior.</text:p>
        <text:p text:style-name="P13"/>
        <text:list xml:id="list38184837" text:continue-numbering="true" text:style-name="WW8Num7">
          <text:list-item>
            <text:list>
              <text:list-item>
                <text:list>
                  <text:list-item>
                    <text:h text:style-name="P129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6">A parte do servidor será instalada preferencialmente em arquitetura Linux X86, e a parte do banco de dados, com a mesma arquitetura, em outra máquina. Interconectados por meio de rede cabeada.</text:p>
        <text:p text:style-name="P13"/>
        <text:list xml:id="list38183499" text:continue-numbering="true" text:style-name="WW8Num7">
          <text:list-item>
            <text:list>
              <text:list-item>
                <text:h text:style-name="P118" text:outline-level="2">Requisitos de Segurança</text:h>
              </text:list-item>
            </text:list>
          </text:list-item>
        </text:list>
        <text:p text:style-name="P12"/>
        <text:list xml:id="list38170030" text:style-name="L5">
          <text:list-item>
            <text:p text:style-name="P136">Pessoa não autorizada não pode ter acesso ao sistema, seja para consulta e/ou escrita.</text:p>
          </text:list-item>
          <text:list-item>
            <text:p text:style-name="P137">Os Usuários poderão acessar somente funções que possuem autorização. Funcionalidades que o Usuário não tenha acesso deverão ser ocultadas.</text:p>
          </text:list-item>
          <text:list-item>
            <text:p text:style-name="P137">Para garantir a segurança dos dados no ambiente Web, na implantação, deve-se haver uma política de segurança de configuração do browser.</text:p>
          </text:list-item>
          <text:list-item>
            <text:p text:style-name="P137">A conferência das credenciais de acesso será feita por meio de logon.</text:p>
          </text:list-item>
          <text:list-item>
            <text:p text:style-name="P138">O usuário será identificado por nome de usuário e senha.</text:p>
          </text:list-item>
          <text:list-item>
            <text:p text:style-name="P139">A infraestrutura de rede e configuração do sistena operacional são responsáveis por proteger o sistema contra infiltração por outras fontes.</text:p>
          </text:list-item>
        </text:list>
        <text:p text:style-name="P71"/>
        <text:list xml:id="list38179017" text:continue-list="list38183499" text:style-name="WW8Num7">
          <text:list-item>
            <text:list>
              <text:list-item text:start-value="1">
                <text:h text:style-name="P118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30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5"/>
        <text:list xml:id="list38195592" text:continue-numbering="true" text:style-name="WW8Num7">
          <text:list-item>
            <text:list>
              <text:list-item>
                <text:h text:style-name="P120" text:outline-level="2">Requisitos Internacionais </text:h>
              </text:list-item>
            </text:list>
          </text:list-item>
        </text:list>
        <text:list xml:id="list38193384" text:style-name="L6">
          <text:list-header>
            <text:p text:style-name="P104"/>
          </text:list-header>
        </text:list>
        <text:list xml:id="list38171275" text:style-name="L7">
          <text:list-item>
            <text:list>
              <text:list-header>
                <text:p text:style-name="P105">Não há qualquer exigência, por parte cliente, que o sistema esteja disponível em línguas estrangeiras.</text:p>
                <text:p text:style-name="P105">O sistema possuirá recursos de internalização mas, apenas a língua portuguesa estará disponível.</text:p>
                <text:p text:style-name="P105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3"/>
        <text:list xml:id="list38187154" text:continue-list="list38195592" text:style-name="WW8Num7">
          <text:list-item>
            <text:list>
              <text:list-item text:start-value="1">
                <text:h text:style-name="P122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7">A exigência é que o sistema seja concluído ao longo do ano de 2010, tendo como prazo limite o quarto bimestre do ano.</text:p>
        <text:p text:style-name="P27">Conforme proposto no termo de abertura, o valor do sistema foi pré-definido. <text:s/>O cliente concordou e não possui nenhuma exigência em relação aos custos.</text:p>
        <text:p text:style-name="P27"><text:soft-page-break/>A entrega do requisito será agendada com o cliente. A cada interação serão entregues requisitos.</text:p>
        <text:p text:style-name="P13"/>
        <text:list xml:id="list38175789" text:style-name="WW8Num11">
          <text:list-item>
            <text:list>
              <text:list-item>
                <text:h text:style-name="P123" text:outline-level="2">Exigências de Documentação</text:h>
              </text:list-item>
            </text:list>
          </text:list-item>
        </text:list>
        <text:p text:style-name="P13"/>
        <text:p text:style-name="P27">A documentação deverá ser apresentada semanalmente ao cliente de forma impressa.</text:p>
        <text:p text:style-name="P27">Os documentos a serem produzidos estarão de acordo com os templates fornecidos.</text:p>
        <text:p text:style-name="P27">O nivel de detalhemento de cada documento estará de acordo com a especifidade e <text:s/>propósito.</text:p>
        <text:p text:style-name="P13"/>
        <text:list xml:id="list38169302" text:style-name="WW8Num15">
          <text:list-item>
            <text:list>
              <text:list-item>
                <text:h text:style-name="P124" text:outline-level="2">Exigências de Treinamento</text:h>
              </text:list-item>
            </text:list>
          </text:list-item>
        </text:list>
        <text:p text:style-name="P13"/>
        <text:p text:style-name="P27">Os usuários a serem treinados serão o odontológo e a assistente, que são os usuários finais, de acordo com o solicitado.</text:p>
        <text:p text:style-name="P27">O treinamento será realizado de acordo com a data e tempo necessário a ser acordado com o cliente. Após a conclusão e homologação do sistema.</text:p>
        <text:p text:style-name="P27">Não há fatores geográficos que impossibilitem ou dificultem o treinamento.</text:p>
        <text:p text:style-name="P13"/>
        <text:list xml:id="list38182359" text:continue-numbering="true" text:style-name="WW8Num15">
          <text:list-item>
            <text:list>
              <text:list-item>
                <text:h text:style-name="P124" text:outline-level="2">Sumário de Tecnologia </text:h>
              </text:list-item>
            </text:list>
          </text:list-item>
        </text:list>
        <text:p text:style-name="P13"/>
        <text:p text:style-name="P27">As tecnologias que pretende-se utilizar estão listadas abaixo: <text:s/></text:p>
        <text:p text:style-name="P33">A interface do usuário será feita em e HTML4.1 <text:s/>e utilizará JScript e DHTML.</text:p>
        <text:p text:style-name="P33">Será utilizado para renderização das Tags HTML o componente JSF 2.0 .</text:p>
        <text:p text:style-name="P33">Como tecnologia base será utilizado JAVA na distribuição JDK <text:s/>6.</text:p>
        <text:p text:style-name="P33">O banco de dados será o MySql .</text:p>
        <text:p text:style-name="P34">O servidor de aplicação utilizado será o apache TomCat 6.</text:p>
        <text:p text:style-name="P42"/>
        <text:list xml:id="list38175336" text:style-name="WW8Num9">
          <text:list-item>
            <text:list>
              <text:list-item>
                <text:h text:style-name="P119" text:outline-level="2">Outros Requisitos </text:h>
              </text:list-item>
            </text:list>
          </text:list-item>
        </text:list>
        <text:p text:style-name="P12"/>
        <text:p text:style-name="P27">As exigências apresentadas pelo cliente se enquadram nas sessões anteriores.</text:p>
        <text:p text:style-name="P12"/>
        <text:list xml:id="list38186075" text:continue-list="list38182359" text:style-name="WW8Num15">
          <text:list-header>
            <text:h text:style-name="P95" text:outline-level="1" text:restart-numbering="true" text:start-value="1">4.Critério de Aceitação </text:h>
          </text:list-header>
        </text:list>
        <text:p text:style-name="P43"/>
        <text:p text:style-name="P83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3"><text:s text:c="3"/></text:p>
        <text:p text:style-name="P83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3"><text:s text:c="7"/></text:p>
        <text:p text:style-name="P83">O cliente verificará também o desempenho do sistema, de acordo com os requisitos apresentados nesse documento.</text:p>
        <text:p text:style-name="P83"/>
        <text:p text:style-name="P83"><text:soft-page-break/>Para o produto ter à aceitação do cliente, deverá também passar pelos seguintes critérios definidos pelo cliente juntamente com a equipe desenvolvedora.</text:p>
        <text:list xml:id="list38171037" text:style-name="L8">
          <text:list-item>
            <text:p text:style-name="P140"><text:tab/> O software deve ser compatível com o hardware especificado.</text:p>
          </text:list-item>
          <text:list-item>
            <text:p text:style-name="P140"><text:tab/> O software deve apresentar as funcionalidades básicas que o cliente pediu.</text:p>
          </text:list-item>
          <text:list-item>
            <text:p text:style-name="P140"><text:tab/> O software deve apresentar uma interface de fácil utilização para o usuário.</text:p>
          </text:list-item>
          <text:list-item>
            <text:p text:style-name="P140"><text:s text:c="3"/>O software deve permitir manutenção.</text:p>
          </text:list-item>
        </text:list>
        <text:p text:style-name="P14"/>
        <text:list xml:id="list38165891" text:continue-list="list38186075" text:style-name="WW8Num15">
          <text:list-header>
            <text:h text:style-name="P95" text:outline-level="1" text:restart-numbering="true" text:start-value="1">5.Requisitos Funcionais Alternativos</text:h>
          </text:list-header>
        </text:list>
        <text:p text:style-name="P12"/>
        <text:p text:style-name="P78">Contratante e contratado estão cientes que pode haver a necessidade do desenvolvimento de novas funcionalidades para atender aos requisitos solicitados ao longo do desenvolvimento do projeto.</text:p>
        <text:p text:style-name="P78">É possível que surjam requisitos alternativos para que os requisitos principais solicitados pelo cliente sejam atendidos.</text:p>
        <text:p text:style-name="P78">Até o momento, o requisito alternativo é o logon do sistema. Que possibilitará também o controle de acesso.</text:p>
        <text:h text:style-name="P126" text:outline-level="6"/>
        <text:p text:style-name="P12"/>
        <text:h text:style-name="P97" text:outline-level="1" text:is-list-header="true"><text:s text:c="7"/>6.Responsabilidades</text:h>
        <text:h text:style-name="P125" text:outline-level="2"/>
        <text:p text:style-name="P36"/>
        <text:p text:style-name="P85">Gerente de Projeto e Desenvolvedor</text:p>
        <text:p text:style-name="P84"/>
        <text:list xml:id="list38188721" text:style-name="L9">
          <text:list-item>
            <text:p text:style-name="P106">Assegurar o gerenciamento do requisito.</text:p>
          </text:list-item>
          <text:list-item>
            <text:p text:style-name="P106">Assegurar que a definição do requisito reflita as necessidades do cliente.</text:p>
          </text:list-item>
          <text:list-item>
            <text:p text:style-name="P106">Alocar tarefas apropriadamente de acordo com a qualificação. </text:p>
          </text:list-item>
          <text:list-item>
            <text:p text:style-name="P106">Rever a definição do requisito antes da aprovação.</text:p>
          </text:list-item>
          <text:list-item>
            <text:p text:style-name="P106">Obter aprovação do cliente.</text:p>
          </text:list-item>
          <text:list-item>
            <text:p text:style-name="P106">Assegurar que as definições do requisito sejam consideradas na especificação funcional. </text:p>
          </text:list-item>
        </text:list>
        <text:p text:style-name="P84"/>
        <text:p text:style-name="P84"/>
        <text:p text:style-name="P85">Analista Líder </text:p>
        <text:p text:style-name="P84"/>
        <text:list xml:id="list38190602" text:style-name="L10">
          <text:list-item>
            <text:p text:style-name="P107">Elaborar o documento de análise.</text:p>
          </text:list-item>
          <text:list-item>
            <text:p text:style-name="P107">Realizar as reuniões com o cliente.</text:p>
          </text:list-item>
          <text:list-item>
            <text:p text:style-name="P107">Validar o requisito junto com o cliente.</text:p>
          </text:list-item>
          <text:list-item>
            <text:p text:style-name="P107">Fazer a comunicação entre cliente e programador.</text:p>
          </text:list-item>
        </text:list>
        <text:h text:style-name="P98" text:outline-level="1" text:is-list-header="true" text:restart-numbering="true" text:start-value="1"><text:s text:c="6"/>7.Assinaturas</text:h>
        <text:p text:style-name="Standard"/>
        <text:p text:style-name="P58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OpenOdonto, versão 1.0</text:span><text:span text:style-name="T14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</table:table-cell>
          </table:table-row>
          <table:table-row table:style-name="Tabela5.2">
            <table:table-cell table:style-name="Tabela5.A1" office:value-type="string">
              <text:p text:style-name="P64">Amanda Barbosa Silva</text:p>
              <text:p text:style-name="P60">Analista Líder e Desenvolvedor</text:p>
              <text:p text:style-name="P59"/>
            </table:table-cell>
            <table:table-cell table:style-name="Tabela5.A1" office:value-type="string">
              <text:p text:style-name="P64">Fábio José de Souza</text:p>
              <text:p text:style-name="P60">Analista Líder e Desenvolvedor</text:p>
            </table:table-cell>
          </table:table-row>
        </table:table>
        <text:p text:style-name="P47"/>
        <text:p text:style-name="P47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6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</table:table-row>
          <table:table-row table:style-name="Tabela6.2">
            <table:table-cell table:style-name="Tabela6.A1" office:value-type="string">
              <text:p text:style-name="P64">Rafael Vieira de Almeida</text:p>
              <text:p text:style-name="P60">Analista Líder e Desenvolvedor / DBA</text:p>
            </table:table-cell>
            <table:table-cell table:style-name="Tabela6.A1" office:value-type="string">
              <text:p text:style-name="P64">Vinicius Gardênio Guimarães Rodrigues</text:p>
              <text:p text:style-name="P50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le2.A1" office:value-type="string">
              <text:p text:style-name="P62"/>
            </table:table-cell>
          </table:table-row>
          <table:table-row table:style-name="Table2.2">
            <table:table-cell table:style-name="Table2.A1" office:value-type="string">
              <text:p text:style-name="P64">Lidia Pires Barbosa</text:p>
              <text:p text:style-name="P59">Cliente</text:p>
            </table:table-cell>
            <table:table-cell table:style-name="Table2.A1" office:value-type="string">
              <text:p text:style-name="P65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1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8-21T18:06:44.48</dc:date>
    <meta:editing-cycles>96</meta:editing-cycles>
    <meta:editing-duration>PT12H23M17S</meta:editing-duration>
    <dc:creator>Amanda Barbosa Silva</dc:creator>
    <meta:document-statistic meta:table-count="5" meta:image-count="2" meta:object-count="0" meta:page-count="11" meta:paragraph-count="219" meta:word-count="2482" meta:character-count="16618"/>
    <meta:user-defined meta:name="Info 1"/>
    <meta:user-defined meta:name="Info 2"/>
    <meta:user-defined meta:name="Info 3"/>
    <meta:user-defined meta:name="Info 4"/>
  </office:meta>
</office:document-meta>
</file>